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B0D99EE593BE75A95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horizontal-pos="center" style:horizontal-rel="paragraph" style:mirror="none" fo:clip="rect(0.2902in, 0.822in, 3.2681in, 9.9898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3.1811in" svg:height="3.0957in" draw:z-index="0"><draw:image xlink:href="Pictures/1000000000000780000004B0D99EE593BE75A95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3:35:53.678936198</meta:creation-date>
    <dc:date>2018-05-18T13:37:54.492892749</dc:date>
    <meta:editing-duration>PT2M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